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" draw:id="id1" draw:layer="layout" svg:width="2.077cm" svg:height="1.661cm" svg:x="0.076cm" svg:y="1.213cm">
          <draw:text-box>
            <text:p text:style-name="P1"><text:span text:style-name="T1">Portlet</text:span></text:p>
            <text:p text:style-name="P1"><text:span text:style-name="T1">Render</text:span></text:p>
            <text:p text:style-name="P1"><text:span text:style-name="T1">Request</text:span></text:p>
          </draw:text-box>
        </draw:frame>
        <draw:connector draw:style-name="gr2" draw:text-style-name="P1" draw:layer="layout" draw:type="line" svg:x1="2.153cm" svg:y1="2.043cm" svg:x2="4.737cm" svg:y2="2.016cm" draw:start-shape="id1" svg:d="M2153 2043l2584-27" svg:viewBox="0 0 2585 28">
          <text:p/>
        </draw:connector>
        <draw:frame draw:style-name="gr1" draw:text-style-name="P2" xml:id="id2" draw:id="id2" draw:layer="layout" svg:width="2.407cm" svg:height="1.661cm" svg:x="0cm" svg:y="6.531cm">
          <draw:text-box>
            <text:p text:style-name="P1"><text:span text:style-name="T1">Portlet</text:span></text:p>
            <text:p text:style-name="P1"><text:span text:style-name="T1">Render</text:span></text:p>
            <text:p text:style-name="P1"><text:span text:style-name="T1">Response</text:span></text:p>
          </draw:text-box>
        </draw:frame>
        <draw:connector draw:style-name="gr2" draw:text-style-name="P1" draw:layer="layout" draw:type="line" svg:x1="12.065cm" svg:y1="7.366cm" svg:x2="2.407cm" svg:y2="7.361cm" draw:end-shape="id2" draw:end-glue-point="1" svg:d="M12065 7366l-9658-5" svg:viewBox="0 0 9659 6">
          <text:p/>
        </draw:connector>
        <draw:custom-shape draw:style-name="gr3" draw:text-style-name="P1" draw:layer="layout" svg:width="10.959cm" svg:height="8.89cm" svg:x="4.737cm" svg:y="0.404cm">
          <text:p text:style-name="P1">Bridge</text:p>
          <text:p text:style-name="P1">Render</text:p>
          <text:p text:style-name="P1">Handler</text:p>
          <text:p text:style-name="P1"/>
          <text:p text:style-name="P1">(Write captured markup to response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1T14:54:25.854954000</meta:creation-date>
    <dc:date>2017-03-07T15:03:50.428387000</dc:date>
    <meta:editing-duration>PT44M9S</meta:editing-duration>
    <meta:editing-cycles>8</meta:editing-cycles>
    <meta:generator>LibreOffice/4.2.6.3$MacOSX_x86 LibreOffice_project/3fd416d4c6db7d3204c17ce57a1d70f6e531ee21</meta:generator>
    <meta:document-statistic meta:object-count="28"/>
  </office:meta>
</office:document-meta>
</file>